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/>
    <style:style style:name="ACOL-13" style:family="table-column">
      <style:table-column-properties style:column-width="104.25pt" style:use-optimal-column-width="false"/>
    </style:style>
    <style:style style:name="ACOL-14" style:family="table-column">
      <style:table-column-properties style:column-width="104.2pt" style:use-optimal-column-width="false"/>
    </style:style>
    <style:style style:name="ACOL-15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7"/>
        <table:table-column table:style-name="ACOL-9"/>
        <table:table-column table:style-name="ACOL-7" table:number-columns-repeated="2"/>
        <table:table-column table:style-name="ACOL-10"/>
        <table:table-column table:style-name="ACOL-11" table:number-columns-repeated="3"/>
        <table:table-column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5">
            <text:p>−67.5</text:p>
          </table:table-cell>
          <table:table-cell table:style-name="ACE-0" office:value-type="float" office:value="14.600000000000009">
            <text:p>14.600000000000009</text:p>
          </table:table-cell>
          <table:table-cell table:style-name="ACE-0" office:value-type="float" office:value="14.600000000000009">
            <text:p>14.6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5.200000000000003">
            <text:p>−65.2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8.5">
            <text:p>8.5</text:p>
          </table:table-cell>
          <table:table-cell table:style-name="ACE-0" office:value-type="string">
            <text:p>OmuraEtal2000,Omura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960000000000008">
            <text:p>−80.96</text:p>
          </table:table-cell>
          <table:table-cell table:style-name="ACE-0" office:value-type="float" office:value="9.2400000000000091">
            <text:p>9.240000000000009</text:p>
          </table:table-cell>
          <table:table-cell table:style-name="ACE-0" office:value-type="float" office:value="9.2400000000000091">
            <text:p>9.240000000000009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259999999999991">
            <text:p>−80.26</text:p>
          </table:table-cell>
          <table:table-cell table:style-name="ACE-0" office:value-type="float" office:value="6.1100000000000136">
            <text:p>6.110000000000014</text:p>
          </table:table-cell>
          <table:table-cell table:style-name="ACE-0" office:value-type="float" office:value="6.1100000000000136">
            <text:p>6.110000000000014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11.100000000000009">
            <text:p>11.100000000000009</text:p>
          </table:table-cell>
          <table:table-cell table:style-name="ACE-0" office:value-type="float" office:value="11.100000000000009">
            <text:p>11.1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13.099999999999994">
            <text:p>13.099999999999994</text:p>
          </table:table-cell>
          <table:table-cell table:style-name="ACE-0" office:value-type="float" office:value="13.099999999999994">
            <text:p>13.09999999999999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.399999999999999">
            <text:p>−62.4</text:p>
          </table:table-cell>
          <table:table-cell table:style-name="ACE-0" office:value-type="float" office:value="12.100000000000001">
            <text:p>12.100000000000001</text:p>
          </table:table-cell>
          <table:table-cell table:style-name="ACE-0" office:value-type="float" office:value="12.100000000000001">
            <text:p>12.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199999999999989">
            <text:p>−85.2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57000000000001">
            <text:p>−101.57</text:p>
          </table:table-cell>
          <table:table-cell table:style-name="ACE-0" office:value-type="float" office:value="9.2200000000000131">
            <text:p>9.220000000000013</text:p>
          </table:table-cell>
          <table:table-cell table:style-name="ACE-0" office:value-type="float" office:value="9.2200000000000131">
            <text:p>9.220000000000013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799999999999997">
            <text:p>−70.8</text:p>
          </table:table-cell>
          <table:table-cell table:style-name="ACE-0" office:value-type="float" office:value="10.780000000000015">
            <text:p>10.780000000000015</text:p>
          </table:table-cell>
          <table:table-cell table:style-name="ACE-0" office:value-type="float" office:value="10.780000000000015">
            <text:p>10.7800000000000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670000000000002">
            <text:p>−76.67</text:p>
          </table:table-cell>
          <table:table-cell table:style-name="ACE-0" office:value-type="float" office:value="6.1300000000000097">
            <text:p>6.13000000000001</text:p>
          </table:table-cell>
          <table:table-cell table:style-name="ACE-0" office:value-type="float" office:value="6.1300000000000097">
            <text:p>6.13000000000001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069999999999993">
            <text:p>−70.07</text:p>
          </table:table-cell>
          <table:table-cell table:style-name="ACE-0" office:value-type="float" office:value="6.5000000000000142">
            <text:p>6.500000000000014</text:p>
          </table:table-cell>
          <table:table-cell table:style-name="ACE-0" office:value-type="float" office:value="6.5000000000000142">
            <text:p>6.500000000000014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6.6799999999999926">
            <text:p>6.679999999999993</text:p>
          </table:table-cell>
          <table:table-cell table:style-name="ACE-0" office:value-type="float" office:value="6.6799999999999926">
            <text:p>6.679999999999993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99000000000001">
            <text:p>−101.99</text:p>
          </table:table-cell>
          <table:table-cell table:style-name="ACE-0" office:value-type="float" office:value="7.9199999999999875">
            <text:p>7.9199999999999875</text:p>
          </table:table-cell>
          <table:table-cell table:style-name="ACE-0" office:value-type="float" office:value="7.9199999999999875">
            <text:p>7.91999999999998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490000000000009">
            <text:p>−67.49</text:p>
          </table:table-cell>
          <table:table-cell table:style-name="ACE-0" office:value-type="float" office:value="8.4200000000000159">
            <text:p>8.420000000000016</text:p>
          </table:table-cell>
          <table:table-cell table:style-name="ACE-0" office:value-type="float" office:value="8.4200000000000159">
            <text:p>8.42000000000001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8.29999999999998">
            <text:p>−118.3</text:p>
          </table:table-cell>
          <table:table-cell table:style-name="ACE-0" office:value-type="float" office:value="8.7600000000000193">
            <text:p>8.76000000000002</text:p>
          </table:table-cell>
          <table:table-cell table:style-name="ACE-0" office:value-type="float" office:value="8.7600000000000193">
            <text:p>8.7600000000000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890000000000015">
            <text:p>−92.89</text:p>
          </table:table-cell>
          <table:table-cell table:style-name="ACE-0" office:value-type="float" office:value="9.2900000000000205">
            <text:p>9.29000000000002</text:p>
          </table:table-cell>
          <table:table-cell table:style-name="ACE-0" office:value-type="float" office:value="9.2900000000000205">
            <text:p>9.2900000000000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9.289999999999992">
            <text:p>−89.29</text:p>
          </table:table-cell>
          <table:table-cell table:style-name="ACE-0" office:value-type="float" office:value="7.4100000000000108">
            <text:p>7.410000000000011</text:p>
          </table:table-cell>
          <table:table-cell table:style-name="ACE-0" office:value-type="float" office:value="7.4100000000000108">
            <text:p>7.41000000000001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4.379999999999995">
            <text:p>−84.38</text:p>
          </table:table-cell>
          <table:table-cell table:style-name="ACE-0" office:value-type="float" office:value="10.849682022990354">
            <text:p>10.849682022990354</text:p>
          </table:table-cell>
          <table:table-cell table:style-name="ACE-0" office:value-type="float" office:value="10.849682022990354">
            <text:p>10.8496820229903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669999999999987">
            <text:p>−90.67</text:p>
          </table:table-cell>
          <table:table-cell table:style-name="ACE-0" office:value-type="float" office:value="6.8300000000000125">
            <text:p>6.8300000000000125</text:p>
          </table:table-cell>
          <table:table-cell table:style-name="ACE-0" office:value-type="float" office:value="6.8300000000000125">
            <text:p>6.83000000000001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75999999999999">
            <text:p>−103.76</text:p>
          </table:table-cell>
          <table:table-cell table:style-name="ACE-0" office:value-type="float" office:value="9.3800000000000239">
            <text:p>9.380000000000024</text:p>
          </table:table-cell>
          <table:table-cell table:style-name="ACE-0" office:value-type="float" office:value="9.3800000000000239">
            <text:p>9.38000000000002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659999999999997">
            <text:p>−84.66</text:p>
          </table:table-cell>
          <table:table-cell table:style-name="ACE-0" office:value-type="float" office:value="6.3299999999999983">
            <text:p>6.329999999999998</text:p>
          </table:table-cell>
          <table:table-cell table:style-name="ACE-0" office:value-type="float" office:value="6.3299999999999983">
            <text:p>6.32999999999999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090000000000003">
            <text:p>−80.09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490000000000009">
            <text:p>−92.49</text:p>
          </table:table-cell>
          <table:table-cell table:style-name="ACE-0" office:value-type="float" office:value="8.1700000000000159">
            <text:p>8.170000000000016</text:p>
          </table:table-cell>
          <table:table-cell table:style-name="ACE-0" office:value-type="float" office:value="8.1700000000000159">
            <text:p>8.17000000000001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079999999999998">
            <text:p>−90.08</text:p>
          </table:table-cell>
          <table:table-cell table:style-name="ACE-0" office:value-type="float" office:value="7.25">
            <text:p>7.25</text:p>
          </table:table-cell>
          <table:table-cell table:style-name="ACE-0" office:value-type="float" office:value="7.25">
            <text:p>7.2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10000000000001">
            <text:p>−111.1</text:p>
          </table:table-cell>
          <table:table-cell table:style-name="ACE-0" office:value-type="float" office:value="8.1000000000000085">
            <text:p>8.100000000000009</text:p>
          </table:table-cell>
          <table:table-cell table:style-name="ACE-0" office:value-type="float" office:value="8.1000000000000085">
            <text:p>8.100000000000009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9.09999999999999">
            <text:p>−119.1</text:p>
          </table:table-cell>
          <table:table-cell table:style-name="ACE-0" office:value-type="float" office:value="8.4500000000000171">
            <text:p>8.450000000000017</text:p>
          </table:table-cell>
          <table:table-cell table:style-name="ACE-0" office:value-type="float" office:value="8.4500000000000171">
            <text:p>8.450000000000017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179999999999993">
            <text:p>−70.18</text:p>
          </table:table-cell>
          <table:table-cell table:style-name="ACE-0" office:value-type="float" office:value="10.143909502750898">
            <text:p>10.143909502750898</text:p>
          </table:table-cell>
          <table:table-cell table:style-name="ACE-0" office:value-type="float" office:value="10.143909502750898">
            <text:p>10.143909502750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379999999999995">
            <text:p>−93.38</text:p>
          </table:table-cell>
          <table:table-cell table:style-name="ACE-0" office:value-type="float" office:value="8.1337322306552569">
            <text:p>8.133732230655257</text:p>
          </table:table-cell>
          <table:table-cell table:style-name="ACE-0" office:value-type="float" office:value="8.1337322306552569">
            <text:p>8.13373223065525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6.299999999999997">
            <text:p>−56.3</text:p>
          </table:table-cell>
          <table:table-cell table:style-name="ACE-0" office:value-type="float" office:value="10.200000000000003">
            <text:p>10.200000000000003</text:p>
          </table:table-cell>
          <table:table-cell table:style-name="ACE-0" office:value-type="float" office:value="10.200000000000003">
            <text:p>10.2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199999999999989">
            <text:p>−84.2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199999999999996">
            <text:p>−51.2</text:p>
          </table:table-cell>
          <table:table-cell table:style-name="ACE-0" office:value-type="float" office:value="7.8000000000000043">
            <text:p>7.800000000000004</text:p>
          </table:table-cell>
          <table:table-cell table:style-name="ACE-0" office:value-type="float" office:value="7.8000000000000043">
            <text:p>7.80000000000000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9.4000000000000057">
            <text:p>9.400000000000006</text:p>
          </table:table-cell>
          <table:table-cell table:style-name="ACE-0" office:value-type="float" office:value="9.4000000000000057">
            <text:p>9.4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0.200000000000003">
            <text:p>−50.2</text:p>
          </table:table-cell>
          <table:table-cell table:style-name="ACE-0" office:value-type="float" office:value="7.9000000000000057">
            <text:p>7.900000000000006</text:p>
          </table:table-cell>
          <table:table-cell table:style-name="ACE-0" office:value-type="float" office:value="7.9000000000000057">
            <text:p>7.9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400000000000006">
            <text:p>−68.4</text:p>
          </table:table-cell>
          <table:table-cell table:style-name="ACE-0" office:value-type="float" office:value="13.400000000000006">
            <text:p>13.400000000000006</text:p>
          </table:table-cell>
          <table:table-cell table:style-name="ACE-0" office:value-type="float" office:value="13.400000000000006">
            <text:p>13.40000000000001</text:p>
          </table:table-cell>
          <table:table-cell table:style-name="ACE-0" office:value-type="string">
            <text:p>OmuraEtal2000,OmuraKonishi197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300000000000004">
            <text:p>−59.3</text:p>
          </table:table-cell>
          <table:table-cell table:style-name="ACE-0" office:value-type="float" office:value="10.300000000000004">
            <text:p>10.300000000000004</text:p>
          </table:table-cell>
          <table:table-cell table:style-name="ACE-0" office:value-type="float" office:value="10.300000000000004">
            <text:p>10.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0.199999999999996">
            <text:p>−50.2</text:p>
          </table:table-cell>
          <table:table-cell table:style-name="ACE-0" office:value-type="float" office:value="9.0000000000000071">
            <text:p>9.000000000000007</text:p>
          </table:table-cell>
          <table:table-cell table:style-name="ACE-0" office:value-type="float" office:value="9.0000000000000071">
            <text:p>9.000000000000007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300000000000011">
            <text:p>−90.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3" office:value-type="float" office:value="28.359999999999999">
            <text:p>28.36</text:p>
          </table:table-cell>
          <table:table-cell table:style-name="ACE-3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200000000000003">
            <text:p>−92.2</text:p>
          </table:table-cell>
          <table:table-cell table:style-name="ACE-0" office:value-type="float" office:value="9.1000000000000085">
            <text:p>9.100000000000009</text:p>
          </table:table-cell>
          <table:table-cell table:style-name="ACE-0" office:value-type="float" office:value="9.1000000000000085">
            <text:p>9.100000000000009</text:p>
          </table:table-cell>
          <table:table-cell table:style-name="ACE-0" office:value-type="string">
            <text:p>OmuraEtal2000,KonishiEtal1974</text:p>
          </table:table-cell>
          <table:table-cell table:number-columns-repeated="240" table:style-name="ACE-0"/>
        </table:table-row>
        <table:table-row table:style-name="AROW-1">
          <table:table-cell table:number-columns-repeated="256" table:style-name="ACE-0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22">
          <gnm:selection gnm:start-col="13" gnm:start-row="22" gnm:end-col="13" gnm:end-row="22"/>
        </gnm:selections>
      </table:table>
      <table:table table:name="data" table:style-name="ta-1" table:print="true">
        <office:forms form:automatic-focus="false" form:apply-design-mode="false">
          <form:form/>
        </office:forms>
        <table:table-column table:default-cell-style-name="ACE-4" table:style-name="ACOL-1"/>
        <table:table-column table:default-cell-style-name="ACE-4" table:style-name="ACOL-2"/>
        <table:table-column table:default-cell-style-name="ACE-4" table:style-name="ACOL-3"/>
        <table:table-column table:default-cell-style-name="ACE-4" table:style-name="ACOL-4"/>
        <table:table-column table:default-cell-style-name="ACE-4" table:style-name="ACOL-5"/>
        <table:table-column table:default-cell-style-name="ACE-6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7"/>
        <table:table-column table:default-cell-style-name="ACE-4" table:style-name="ACOL-9"/>
        <table:table-column table:default-cell-style-name="ACE-4" table:style-name="ACOL-7" table:number-columns-repeated="2"/>
        <table:table-column table:default-cell-style-name="ACE-4" table:style-name="ACOL-10"/>
        <table:table-column table:default-cell-style-name="ACE-4" table:style-name="ACOL-11" table:number-columns-repeated="3"/>
        <table:table-column table:default-cell-style-name="ACE-4" table:style-name="ACOL-7"/>
        <table:table-column table:default-cell-style-name="ACE-4" table:style-name="ACOL-13"/>
        <table:table-column table:default-cell-style-name="ACE-4" table:style-name="ACOL-14"/>
        <table:table-column table:default-cell-style-name="ACE-4" table:style-name="ACOL-15"/>
        <table:table-column table:default-cell-style-name="ACE-4" table:style-name="ACOL-0" table:number-columns-repeated="236"/>
        <table:table-row table:style-name="AROW-1">
          <table:table-cell table:style-name="ACE-4" office:value-type="string">
            <text:p>Region</text:p>
          </table:table-cell>
          <table:table-cell table:style-name="ACE-4" office:value-type="string">
            <text:p>Dating_Method</text:p>
          </table:table-cell>
          <table:table-cell table:style-name="ACE-4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urve</text:p>
          </table:table-cell>
          <table:table-cell table:style-name="ACE-4" office:value-type="string">
            <text:p>Reservoir_age</text:p>
          </table:table-cell>
          <table:table-cell table:style-name="ACE-4" office:value-type="string">
            <text:p>Reservoir_error</text:p>
          </table:table-cell>
          <table:table-cell table:style-name="ACE-4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4" office:value-type="string">
            <text:p>Reference</text:p>
          </table:table-cell>
          <table:table-cell table:style-name="ACE-4" office:value-type="string">
            <text:p>comment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09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6000">
            <text:p>46000</text:p>
          </table:table-cell>
          <table:table-cell table:style-name="ACE-4" office:value-type="float" office:value="5000">
            <text:p>5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6.700000000000017">
            <text:p>−76.70000000000002</text:p>
          </table:table-cell>
          <table:table-cell table:style-name="ACE-4" office:value-type="float" office:value="15.599999999999994">
            <text:p>15.59999999999999</text:p>
          </table:table-cell>
          <table:table-cell table:style-name="ACE-4" office:value-type="float" office:value="15.599999999999994">
            <text:p>15.59999999999999</text:p>
          </table:table-cell>
          <table:table-cell table:style-name="ACE-4" office:value-type="string">
            <text:p>OmuraEtal2000,OmuraEtal1985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24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5000">
            <text:p>45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Por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4.200000000000003">
            <text:p>−74.2</text:p>
          </table:table-cell>
          <table:table-cell table:style-name="ACE-4" office:value-type="float" office:value="8.9000000000000057">
            <text:p>8.900000000000006</text:p>
          </table:table-cell>
          <table:table-cell table:style-name="ACE-4" office:value-type="float" office:value="8.9000000000000057">
            <text:p>8.900000000000006</text:p>
          </table:table-cell>
          <table:table-cell table:style-name="ACE-4" office:value-type="string">
            <text:p>OmuraEtal2000,Omura1988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35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0400">
            <text:p>60400</text:p>
          </table:table-cell>
          <table:table-cell table:style-name="ACE-4" office:value-type="float" office:value="1600">
            <text:p>16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3.04000000000002">
            <text:p>−93.04000000000002</text:p>
          </table:table-cell>
          <table:table-cell table:style-name="ACE-4" office:value-type="float" office:value="9.5600000000000023">
            <text:p>9.560000000000002</text:p>
          </table:table-cell>
          <table:table-cell table:style-name="ACE-4" office:value-type="float" office:value="9.5600000000000023">
            <text:p>9.560000000000002</text:p>
          </table:table-cell>
          <table:table-cell table:style-name="ACE-4" office:value-type="string">
            <text:p>OmuraEtal2000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446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9100">
            <text:p>49100</text:p>
          </table:table-cell>
          <table:table-cell table:style-name="ACE-4" office:value-type="float" office:value="600">
            <text:p>600</text:p>
          </table:table-cell>
          <table:table-cell table:style-name="ACE-4" office:value-type="string">
            <text:p>Ples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0.080000000000013">
            <text:p>−90.08000000000001</text:p>
          </table:table-cell>
          <table:table-cell table:style-name="ACE-4" office:value-type="float" office:value="6.230000000000004">
            <text:p>6.230000000000004</text:p>
          </table:table-cell>
          <table:table-cell table:style-name="ACE-4" office:value-type="float" office:value="6.230000000000004">
            <text:p>6.230000000000004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8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4" office:value-type="float" office:value="3000">
            <text:p>3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7.500000000000014">
            <text:p>−87.50000000000001</text:p>
          </table:table-cell>
          <table:table-cell table:style-name="ACE-4" office:value-type="float" office:value="11.700000000000003">
            <text:p>11.7</text:p>
          </table:table-cell>
          <table:table-cell table:style-name="ACE-4" office:value-type="float" office:value="11.700000000000003">
            <text:p>11.7</text:p>
          </table:table-cell>
          <table:table-cell table:style-name="ACE-4" office:value-type="string">
            <text:p>OmuraEtal2000,OmuraEtal1985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9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4" office:value-type="float" office:value="4000">
            <text:p>4000</text:p>
          </table:table-cell>
          <table:table-cell table:style-name="ACE-4" office:value-type="string">
            <text:p>Gon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7.600000000000009">
            <text:p>−87.60000000000001</text:p>
          </table:table-cell>
          <table:table-cell table:style-name="ACE-4" office:value-type="float" office:value="13.900000000000006">
            <text:p>13.90000000000001</text:p>
          </table:table-cell>
          <table:table-cell table:style-name="ACE-4" office:value-type="float" office:value="13.900000000000006">
            <text:p>13.90000000000001</text:p>
          </table:table-cell>
          <table:table-cell table:style-name="ACE-4" office:value-type="string">
            <text:p>OmuraEtal2000,OmuraEtal1985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9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1000">
            <text:p>41000</text:p>
          </table:table-cell>
          <table:table-cell table:style-name="ACE-4" office:value-type="float" office:value="4000">
            <text:p>4000</text:p>
          </table:table-cell>
          <table:table-cell table:style-name="ACE-4" office:value-type="string">
            <text:p>Galax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0.600000000000009">
            <text:p>−70.60000000000001</text:p>
          </table:table-cell>
          <table:table-cell table:style-name="ACE-4" office:value-type="float" office:value="12.900000000000006">
            <text:p>12.90000000000001</text:p>
          </table:table-cell>
          <table:table-cell table:style-name="ACE-4" office:value-type="float" office:value="12.900000000000006">
            <text:p>12.90000000000001</text:p>
          </table:table-cell>
          <table:table-cell table:style-name="ACE-4" office:value-type="string">
            <text:p>OmuraEtal2000,OmuraEtal1985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15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5000">
            <text:p>55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6.200000000000017">
            <text:p>−96.20000000000002</text:p>
          </table:table-cell>
          <table:table-cell table:style-name="ACE-4" office:value-type="float" office:value="9.9000000000000057">
            <text:p>9.900000000000006</text:p>
          </table:table-cell>
          <table:table-cell table:style-name="ACE-4" office:value-type="float" office:value="9.9000000000000057">
            <text:p>9.900000000000006</text:p>
          </table:table-cell>
          <table:table-cell table:style-name="ACE-4" office:value-type="string">
            <text:p>OmuraEtal2000,OmuraEtal1985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35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8200">
            <text:p>58200</text:p>
          </table:table-cell>
          <table:table-cell table:style-name="ACE-4" office:value-type="float" office:value="1700">
            <text:p>17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13.21000000000002">
            <text:p>−113.21</text:p>
          </table:table-cell>
          <table:table-cell table:style-name="ACE-4" office:value-type="float" office:value="9.5600000000000165">
            <text:p>9.560000000000016</text:p>
          </table:table-cell>
          <table:table-cell table:style-name="ACE-4" office:value-type="float" office:value="9.5600000000000165">
            <text:p>9.560000000000016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35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800">
            <text:p>678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Cyph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4.360000000000014">
            <text:p>−84.36000000000001</text:p>
          </table:table-cell>
          <table:table-cell table:style-name="ACE-4" office:value-type="float" office:value="11.180000000000007">
            <text:p>11.18000000000001</text:p>
          </table:table-cell>
          <table:table-cell table:style-name="ACE-4" office:value-type="float" office:value="11.180000000000007">
            <text:p>11.18000000000001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7300">
            <text:p>47300</text:p>
          </table:table-cell>
          <table:table-cell table:style-name="ACE-4" office:value-type="float" office:value="700">
            <text:p>700</text:p>
          </table:table-cell>
          <table:table-cell table:style-name="ACE-4" office:value-type="string">
            <text:p>Acro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6.129999999999995">
            <text:p>−86.13</text:p>
          </table:table-cell>
          <table:table-cell table:style-name="ACE-4" office:value-type="float" office:value="6.2700000000000102">
            <text:p>6.27000000000001</text:p>
          </table:table-cell>
          <table:table-cell table:style-name="ACE-4" office:value-type="float" office:value="6.2700000000000102">
            <text:p>6.27000000000001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4" office:value-type="float" office:value="700">
            <text:p>7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0.27000000000001">
            <text:p>−80.27000000000001</text:p>
          </table:table-cell>
          <table:table-cell table:style-name="ACE-4" office:value-type="float" office:value="6.6400000000000148">
            <text:p>6.640000000000015</text:p>
          </table:table-cell>
          <table:table-cell table:style-name="ACE-4" office:value-type="float" office:value="6.6400000000000148">
            <text:p>6.640000000000015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800">
            <text:p>508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Gon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9.840000000000003">
            <text:p>−79.84</text:p>
          </table:table-cell>
          <table:table-cell table:style-name="ACE-4" office:value-type="float" office:value="6.8400000000000034">
            <text:p>6.840000000000003</text:p>
          </table:table-cell>
          <table:table-cell table:style-name="ACE-4" office:value-type="float" office:value="6.8400000000000034">
            <text:p>6.840000000000003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200">
            <text:p>612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Montastorea curt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14.23000000000002">
            <text:p>−114.23</text:p>
          </table:table-cell>
          <table:table-cell table:style-name="ACE-4" office:value-type="float" office:value="8.0999999999999943">
            <text:p>8.099999999999994</text:p>
          </table:table-cell>
          <table:table-cell table:style-name="ACE-4" office:value-type="float" office:value="8.0999999999999943">
            <text:p>8.099999999999994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4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6200">
            <text:p>662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Favia sp. <text:s text:c="12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0.730000000000018">
            <text:p>−80.73000000000002</text:p>
          </table:table-cell>
          <table:table-cell table:style-name="ACE-4" office:value-type="float" office:value="8.6000000000000227">
            <text:p>8.600000000000023</text:p>
          </table:table-cell>
          <table:table-cell table:style-name="ACE-4" office:value-type="float" office:value="8.6000000000000227">
            <text:p>8.600000000000023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300">
            <text:p>673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30.15000000000001">
            <text:p>−130.15</text:p>
          </table:table-cell>
          <table:table-cell table:style-name="ACE-4" office:value-type="float" office:value="8.710000000000008">
            <text:p>8.710000000000008</text:p>
          </table:table-cell>
          <table:table-cell table:style-name="ACE-4" office:value-type="float" office:value="8.710000000000008">
            <text:p>8.710000000000008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5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600">
            <text:p>67600</text:p>
          </table:table-cell>
          <table:table-cell table:style-name="ACE-4" office:value-type="float" office:value="1000">
            <text:p>1000</text:p>
          </table:table-cell>
          <table:table-cell table:style-name="ACE-4" office:value-type="string">
            <text:p>Favia sp. <text:s text:c="12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31.81999999999999">
            <text:p>−131.82</text:p>
          </table:table-cell>
          <table:table-cell table:style-name="ACE-4" office:value-type="float" office:value="8.960000000000008">
            <text:p>8.960000000000008</text:p>
          </table:table-cell>
          <table:table-cell table:style-name="ACE-4" office:value-type="float" office:value="8.960000000000008">
            <text:p>8.960000000000008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3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74900">
            <text:p>749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Favia speciosa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7.87000000000003">
            <text:p>−107.87</text:p>
          </table:table-cell>
          <table:table-cell table:style-name="ACE-4" office:value-type="float" office:value="9.4700000000000273">
            <text:p>9.470000000000027</text:p>
          </table:table-cell>
          <table:table-cell table:style-name="ACE-4" office:value-type="float" office:value="9.4700000000000273">
            <text:p>9.470000000000027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4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6100">
            <text:p>561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Caur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0.51000000000002">
            <text:p>−100.51</text:p>
          </table:table-cell>
          <table:table-cell table:style-name="ACE-4" office:value-type="float" office:value="7.5900000000000034">
            <text:p>7.590000000000003</text:p>
          </table:table-cell>
          <table:table-cell table:style-name="ACE-4" office:value-type="float" office:value="7.5900000000000034">
            <text:p>7.590000000000003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5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2400">
            <text:p>624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Goni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96.860000000000014">
            <text:p>−96.86000000000001</text:p>
          </table:table-cell>
          <table:table-cell table:style-name="ACE-4" office:value-type="float" office:value="10.965856099730654">
            <text:p>10.96585609973065</text:p>
          </table:table-cell>
          <table:table-cell table:style-name="ACE-4" office:value-type="float" office:value="10.965856099730654">
            <text:p>10.96585609973065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7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300">
            <text:p>54300</text:p>
          </table:table-cell>
          <table:table-cell table:style-name="ACE-4" office:value-type="float" office:value="700">
            <text:p>7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1.53">
            <text:p>−101.53</text:p>
          </table:table-cell>
          <table:table-cell table:style-name="ACE-4" office:value-type="float" office:value="6.9700000000000131">
            <text:p>6.970000000000013</text:p>
          </table:table-cell>
          <table:table-cell table:style-name="ACE-4" office:value-type="float" office:value="6.9700000000000131">
            <text:p>6.970000000000013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9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800">
            <text:p>61800</text:p>
          </table:table-cell>
          <table:table-cell table:style-name="ACE-4" office:value-type="float" office:value="1600">
            <text:p>1600</text:p>
          </table:table-cell>
          <table:table-cell table:style-name="ACE-4" office:value-type="string">
            <text:p>Favia pallida <text:s text:c="8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16.12">
            <text:p>−116.12</text:p>
          </table:table-cell>
          <table:table-cell table:style-name="ACE-4" office:value-type="float" office:value="9.7000000000000171">
            <text:p>9.700000000000017</text:p>
          </table:table-cell>
          <table:table-cell table:style-name="ACE-4" office:value-type="float" office:value="9.7000000000000171">
            <text:p>9.700000000000017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0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300">
            <text:p>51300</text:p>
          </table:table-cell>
          <table:table-cell table:style-name="ACE-4" office:value-type="float" office:value="600">
            <text:p>6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4.920000000000002">
            <text:p>−94.92</text:p>
          </table:table-cell>
          <table:table-cell table:style-name="ACE-4" office:value-type="float" office:value="6.4500000000000028">
            <text:p>6.450000000000003</text:p>
          </table:table-cell>
          <table:table-cell table:style-name="ACE-4" office:value-type="float" office:value="6.4500000000000028">
            <text:p>6.450000000000003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5000">
            <text:p>650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Favidae <text:s text:c="1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3.090000000000003">
            <text:p>−93.09</text:p>
          </table:table-cell>
          <table:table-cell table:style-name="ACE-4" office:value-type="float" office:value="8.4800000000000182">
            <text:p>8.480000000000018</text:p>
          </table:table-cell>
          <table:table-cell table:style-name="ACE-4" office:value-type="float" office:value="8.4800000000000182">
            <text:p>8.480000000000018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3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3700">
            <text:p>637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5.23000000000003">
            <text:p>−105.23</text:p>
          </table:table-cell>
          <table:table-cell table:style-name="ACE-4" office:value-type="float" office:value="8.3500000000000085">
            <text:p>8.350000000000009</text:p>
          </table:table-cell>
          <table:table-cell table:style-name="ACE-4" office:value-type="float" office:value="8.3500000000000085">
            <text:p>8.350000000000009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7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6500">
            <text:p>565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Caur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1.38000000000002">
            <text:p>−101.38</text:p>
          </table:table-cell>
          <table:table-cell table:style-name="ACE-4" office:value-type="float" office:value="7.4099999999999966">
            <text:p>7.409999999999997</text:p>
          </table:table-cell>
          <table:table-cell table:style-name="ACE-4" office:value-type="float" office:value="7.4099999999999966">
            <text:p>7.409999999999997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3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000">
            <text:p>61000</text:p>
          </table:table-cell>
          <table:table-cell table:style-name="ACE-4" office:value-type="float" office:value="1000">
            <text:p>1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23.30000000000001">
            <text:p>−123.3</text:p>
          </table:table-cell>
          <table:table-cell table:style-name="ACE-4" office:value-type="float" office:value="8.3000000000000114">
            <text:p>8.300000000000011</text:p>
          </table:table-cell>
          <table:table-cell table:style-name="ACE-4" office:value-type="float" office:value="8.3000000000000114">
            <text:p>8.300000000000011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4500">
            <text:p>64500</text:p>
          </table:table-cell>
          <table:table-cell table:style-name="ACE-4" office:value-type="float" office:value="1000">
            <text:p>1000</text:p>
          </table:table-cell>
          <table:table-cell table:style-name="ACE-4" office:value-type="string">
            <text:p>Acro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32">
            <text:p>−132</text:p>
          </table:table-cell>
          <table:table-cell table:style-name="ACE-4" office:value-type="float" office:value="8.6500000000000057">
            <text:p>8.650000000000006</text:p>
          </table:table-cell>
          <table:table-cell table:style-name="ACE-4" office:value-type="float" office:value="8.6500000000000057">
            <text:p>8.650000000000006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6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2300">
            <text:p>523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Oulophyllia crispa <text:s text:c="3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0.640000000000001">
            <text:p>−80.64</text:p>
          </table:table-cell>
          <table:table-cell table:style-name="ACE-4" office:value-type="float" office:value="10.252321688281144">
            <text:p>10.25232168828114</text:p>
          </table:table-cell>
          <table:table-cell table:style-name="ACE-4" office:value-type="float" office:value="10.252321688281144">
            <text:p>10.25232168828114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60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400">
            <text:p>614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Oulophyllia crispa <text:s text:c="3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05.66">
            <text:p>−105.66</text:p>
          </table:table-cell>
          <table:table-cell table:style-name="ACE-4" office:value-type="float" office:value="8.2861329943466444">
            <text:p>8.286132994346644</text:p>
          </table:table-cell>
          <table:table-cell table:style-name="ACE-4" office:value-type="float" office:value="8.2861329943466444">
            <text:p>8.286132994346644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3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2000">
            <text:p>42000</text:p>
          </table:table-cell>
          <table:table-cell table:style-name="ACE-4" office:value-type="float" office:value="3000">
            <text:p>3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64.700000000000017">
            <text:p>−64.70000000000002</text:p>
          </table:table-cell>
          <table:table-cell table:style-name="ACE-4" office:value-type="float" office:value="10.799999999999997">
            <text:p>10.8</text:p>
          </table:table-cell>
          <table:table-cell table:style-name="ACE-4" office:value-type="float" office:value="10.799999999999997">
            <text:p>10.8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3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5000">
            <text:p>55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5.200000000000017">
            <text:p>−95.20000000000002</text:p>
          </table:table-cell>
          <table:table-cell table:style-name="ACE-4" office:value-type="float" office:value="9.9000000000000057">
            <text:p>9.900000000000006</text:p>
          </table:table-cell>
          <table:table-cell table:style-name="ACE-4" office:value-type="float" office:value="9.9000000000000057">
            <text:p>9.900000000000006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4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38000">
            <text:p>38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58.800000000000011">
            <text:p>−58.80000000000001</text:p>
          </table:table-cell>
          <table:table-cell table:style-name="ACE-4" office:value-type="float" office:value="8.2000000000000028">
            <text:p>8.200000000000003</text:p>
          </table:table-cell>
          <table:table-cell table:style-name="ACE-4" office:value-type="float" office:value="8.2000000000000028">
            <text:p>8.200000000000003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000">
            <text:p>54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9">
            <text:p>−79</text:p>
          </table:table-cell>
          <table:table-cell table:style-name="ACE-4" office:value-type="float" office:value="9.8000000000000114">
            <text:p>9.800000000000011</text:p>
          </table:table-cell>
          <table:table-cell table:style-name="ACE-4" office:value-type="float" office:value="9.8000000000000114">
            <text:p>9.800000000000011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39000">
            <text:p>39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58.000000000000007">
            <text:p>−58.00000000000001</text:p>
          </table:table-cell>
          <table:table-cell table:style-name="ACE-4" office:value-type="float" office:value="8.3000000000000043">
            <text:p>8.300000000000004</text:p>
          </table:table-cell>
          <table:table-cell table:style-name="ACE-4" office:value-type="float" office:value="8.3000000000000043">
            <text:p>8.300000000000004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000">
            <text:p>54000</text:p>
          </table:table-cell>
          <table:table-cell table:style-name="ACE-4" office:value-type="float" office:value="4000">
            <text:p>4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9.200000000000003">
            <text:p>−79.2</text:p>
          </table:table-cell>
          <table:table-cell table:style-name="ACE-4" office:value-type="float" office:value="14.200000000000003">
            <text:p>14.2</text:p>
          </table:table-cell>
          <table:table-cell table:style-name="ACE-4" office:value-type="float" office:value="14.200000000000003">
            <text:p>14.2</text:p>
          </table:table-cell>
          <table:table-cell table:style-name="ACE-4" office:value-type="string">
            <text:p>OmuraEtal2000,OmuraKonishi197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3000">
            <text:p>43000</text:p>
          </table:table-cell>
          <table:table-cell table:style-name="ACE-4" office:value-type="float" office:value="3000">
            <text:p>3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67.900000000000006">
            <text:p>−67.9</text:p>
          </table:table-cell>
          <table:table-cell table:style-name="ACE-4" office:value-type="float" office:value="10.900000000000006">
            <text:p>10.90000000000001</text:p>
          </table:table-cell>
          <table:table-cell table:style-name="ACE-4" office:value-type="float" office:value="10.900000000000006">
            <text:p>10.90000000000001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7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000">
            <text:p>50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60.20000000000001">
            <text:p>−60.20000000000001</text:p>
          </table:table-cell>
          <table:table-cell table:style-name="ACE-4" office:value-type="float" office:value="9.3999999999999986">
            <text:p>9.399999999999999</text:p>
          </table:table-cell>
          <table:table-cell table:style-name="ACE-4" office:value-type="float" office:value="9.3999999999999986">
            <text:p>9.399999999999999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12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000">
            <text:p>50000</text:p>
          </table:table-cell>
          <table:table-cell table:style-name="ACE-4" office:value-type="float" office:value="3000">
            <text:p>3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0.30000000000001">
            <text:p>−100.3</text:p>
          </table:table-cell>
          <table:table-cell table:style-name="ACE-4" office:value-type="float" office:value="11.600000000000009">
            <text:p>11.60000000000001</text:p>
          </table:table-cell>
          <table:table-cell table:style-name="ACE-4" office:value-type="float" office:value="11.600000000000009">
            <text:p>11.60000000000001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12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2.40000000000001">
            <text:p>−102.4</text:p>
          </table:table-cell>
          <table:table-cell table:style-name="ACE-4" office:value-type="float" office:value="9.5000000000000142">
            <text:p>9.500000000000014</text:p>
          </table:table-cell>
          <table:table-cell table:style-name="ACE-4" office:value-type="float" office:value="9.5000000000000142">
            <text:p>9.500000000000014</text:p>
          </table:table-cell>
          <table:table-cell table:style-name="ACE-4" office:value-type="string">
            <text:p>OmuraEtal2000,KonishiEtal1974</text:p>
          </table:table-cell>
          <table:table-cell table:number-columns-repeated="240" table:style-name="ACE-4"/>
        </table:table-row>
        <table:table-row table:style-name="AROW-1" table:number-rows-repeated="3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3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2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 table:number-rows-repeated="8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65446">
          <table:table-cell table:number-columns-repeated="256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4" gnm:cursor-row="9">
          <gnm:selection gnm:start-col="14" gnm:start-row="9" gnm:end-col="14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data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4T07:03:2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